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9f990" officeooo:paragraph-rsid="0019f990"/>
    </style:style>
    <style:style style:name="P2" style:family="paragraph" style:parent-style-name="Standard">
      <style:text-properties officeooo:rsid="0019f990" officeooo:paragraph-rsid="001d812d"/>
    </style:style>
    <style:style style:name="P3" style:family="paragraph" style:parent-style-name="Standard">
      <style:text-properties officeooo:rsid="001d812d" officeooo:paragraph-rsid="001d812d"/>
    </style:style>
    <style:style style:name="P4" style:family="paragraph" style:parent-style-name="Standard">
      <style:text-properties officeooo:rsid="001f7042" officeooo:paragraph-rsid="001f7042"/>
    </style:style>
    <style:style style:name="T1" style:family="text">
      <style:text-properties officeooo:rsid="0019f990"/>
    </style:style>
    <style:style style:name="T2" style:family="text">
      <style:text-properties officeooo:rsid="001d81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 = U D Vt <text:s/>// Xt = V D Ut</text:p>
      <text:p text:style-name="P1">où U D sont les scores et V les loadings.</text:p>
      <text:p text:style-name="P1"/>
      <text:p text:style-name="P2">// <text:span text:style-name="T2">dual</text:span></text:p>
      <text:p text:style-name="P2"><text:span text:style-name="T2"><text:s/></text:span></text:p>
      <text:p text:style-name="P1">K = X Xt = U D Vt V D Ut = U D² Ut </text:p>
      <text:p text:style-name="P1">où U et D² sont les eigenvectors and eigenvalues <text:span text:style-name="T2">de K</text:span></text:p>
      <text:p text:style-name="P1">K * U * D^{-1} = U D sont les scores</text:p>
      <text:p text:style-name="P1"/>
      <text:p text:style-name="Standard"><text:span text:style-name="T1">V = Xt U D^{-1}</text:span></text:p>
      <text:p text:style-name="Standard"/>
      <text:p text:style-name="P3">// primal</text:p>
      <text:p text:style-name="P3"/>
      <text:p text:style-name="P3">K = Xt X = V D² Vt</text:p>
      <text:p text:style-name="P2">où <text:span text:style-name="T2">V</text:span> et D² sont les eigenvectors and eigenvalues <text:span text:style-name="T2">de K</text:span></text:p>
      <text:p text:style-name="P2"/>
      <text:p text:style-name="P4">U = X V <text:span text:style-name="T1">D^{-1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ivef </meta:initial-creator>
    <meta:creation-date>2016-11-11T23:09:06.259615860</meta:creation-date>
    <dc:date>2016-11-12T00:40:30.374330310</dc:date>
    <dc:creator>privef </dc:creator>
    <meta:editing-duration>PT46M3S</meta:editing-duration>
    <meta:editing-cycles>2</meta:editing-cycles>
    <meta:generator>LibreOffice/4.3.7.2$Linux_X86_64 LibreOffice_project/430$Build-2</meta:generator>
    <meta:document-statistic meta:table-count="0" meta:image-count="0" meta:object-count="0" meta:page-count="1" meta:paragraph-count="12" meta:word-count="95" meta:character-count="308" meta:non-whitespace-character-count="225"/>
  </office:meta>
</office:document-meta>
</file>